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N°Caso (.000)\Alg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bbleMelhorado</text:p>
          </table:table-cell>
          <table:table-cell office:value-type="string" calcext:value-type="string">
            <text:p>Quick primeiro</text:p>
          </table:table-cell>
          <table:table-cell office:value-type="string" calcext:value-type="string">
            <text:p>Quick Meio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Merg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125" calcext:value-type="float">
            <text:p>0,00125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00015" calcext:value-type="float">
            <text:p>0,00015</text:p>
          </table:table-cell>
          <table:table-cell/>
          <table:table-cell office:value-type="float" office:value="0.00015" calcext:value-type="float">
            <text:p>0,000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109" calcext:value-type="float">
            <text:p>0,04109</text:p>
          </table:table-cell>
          <table:table-cell office:value-type="float" office:value="0.04281" calcext:value-type="float">
            <text:p>0,04281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1343" calcext:value-type="float">
            <text:p>0,01343</text:p>
          </table:table-cell>
          <table:table-cell office:value-type="float" office:value="0.00048" calcext:value-type="float">
            <text:p>0,00048</text:p>
          </table:table-cell>
          <table:table-cell/>
          <table:table-cell office:value-type="float" office:value="0.00063" calcext:value-type="float">
            <text:p>0,0006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557" calcext:value-type="float">
            <text:p>0,19557</text:p>
          </table:table-cell>
          <table:table-cell office:value-type="float" office:value="0.19465" calcext:value-type="float">
            <text:p>0,19465</text:p>
          </table:table-cell>
          <table:table-cell office:value-type="float" office:value="0.00079" calcext:value-type="float">
            <text:p>0,00079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0.05358" calcext:value-type="float">
            <text:p>0,05358</text:p>
          </table:table-cell>
          <table:table-cell office:value-type="float" office:value="0.0014" calcext:value-type="float">
            <text:p>0,0014</text:p>
          </table:table-cell>
          <table:table-cell/>
          <table:table-cell office:value-type="float" office:value="0.00156" calcext:value-type="float">
            <text:p>0,0015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682" calcext:value-type="float">
            <text:p>0,4682</text:p>
          </table:table-cell>
          <table:table-cell office:value-type="float" office:value="0.45973" calcext:value-type="float">
            <text:p>0,45973</text:p>
          </table:table-cell>
          <table:table-cell office:value-type="float" office:value="0.00124" calcext:value-type="float">
            <text:p>0,00124</text:p>
          </table:table-cell>
          <table:table-cell office:value-type="float" office:value="0.00187" calcext:value-type="float">
            <text:p>0,00187</text:p>
          </table:table-cell>
          <table:table-cell office:value-type="float" office:value="0.12123" calcext:value-type="float">
            <text:p>0,12123</text:p>
          </table:table-cell>
          <table:table-cell office:value-type="float" office:value="0.00187" calcext:value-type="float">
            <text:p>0,00187</text:p>
          </table:table-cell>
          <table:table-cell/>
          <table:table-cell office:value-type="float" office:value="0.0025" calcext:value-type="float">
            <text:p>0,002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6042" calcext:value-type="float">
            <text:p>0,86042</text:p>
          </table:table-cell>
          <table:table-cell office:value-type="float" office:value="0.84679" calcext:value-type="float">
            <text:p>0,84679</text:p>
          </table:table-cell>
          <table:table-cell office:value-type="float" office:value="0.00187" calcext:value-type="float">
            <text:p>0,00187</text:p>
          </table:table-cell>
          <table:table-cell office:value-type="float" office:value="0.00201" calcext:value-type="float">
            <text:p>0,00201</text:p>
          </table:table-cell>
          <table:table-cell office:value-type="float" office:value="0.21339" calcext:value-type="float">
            <text:p>0,21339</text:p>
          </table:table-cell>
          <table:table-cell office:value-type="float" office:value="0.00297" calcext:value-type="float">
            <text:p>0,00297</text:p>
          </table:table-cell>
          <table:table-cell/>
          <table:table-cell office:value-type="float" office:value="0.00344" calcext:value-type="float">
            <text:p>0,0034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37082" calcext:value-type="float">
            <text:p>1,37082</text:p>
          </table:table-cell>
          <table:table-cell office:value-type="float" office:value="1.32702" calcext:value-type="float">
            <text:p>1,32702</text:p>
          </table:table-cell>
          <table:table-cell office:value-type="float" office:value="0.00251" calcext:value-type="float">
            <text:p>0,00251</text:p>
          </table:table-cell>
          <table:table-cell office:value-type="float" office:value="0.00312" calcext:value-type="float">
            <text:p>0,00312</text:p>
          </table:table-cell>
          <table:table-cell office:value-type="float" office:value="0.33367" calcext:value-type="float">
            <text:p>0,33367</text:p>
          </table:table-cell>
          <table:table-cell office:value-type="float" office:value="0.00374" calcext:value-type="float">
            <text:p>0,00374</text:p>
          </table:table-cell>
          <table:table-cell/>
          <table:table-cell office:value-type="float" office:value="0.00422" calcext:value-type="float">
            <text:p>0,0042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99859" calcext:value-type="float">
            <text:p>1,99859</text:p>
          </table:table-cell>
          <table:table-cell office:value-type="float" office:value="2.00297" calcext:value-type="float">
            <text:p>2,00297</text:p>
          </table:table-cell>
          <table:table-cell office:value-type="float" office:value="0.00328" calcext:value-type="float">
            <text:p>0,00328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48035" calcext:value-type="float">
            <text:p>0,48035</text:p>
          </table:table-cell>
          <table:table-cell office:value-type="float" office:value="0.00485" calcext:value-type="float">
            <text:p>0,00485</text:p>
          </table:table-cell>
          <table:table-cell/>
          <table:table-cell office:value-type="float" office:value="0.00517" calcext:value-type="float">
            <text:p>0,0051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.72157" calcext:value-type="float">
            <text:p>2,72157</text:p>
          </table:table-cell>
          <table:table-cell office:value-type="float" office:value="0.00437" calcext:value-type="float">
            <text:p>0,00437</text:p>
          </table:table-cell>
          <table:table-cell office:value-type="float" office:value="0.00438" calcext:value-type="float">
            <text:p>0,00438</text:p>
          </table:table-cell>
          <table:table-cell office:value-type="float" office:value="0.65312" calcext:value-type="float">
            <text:p>0,65312</text:p>
          </table:table-cell>
          <table:table-cell office:value-type="float" office:value="0.00578" calcext:value-type="float">
            <text:p>0,00578</text:p>
          </table:table-cell>
          <table:table-cell/>
          <table:table-cell office:value-type="float" office:value="0.0064" calcext:value-type="float">
            <text:p>0,006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3.59946" calcext:value-type="float">
            <text:p>3,59946</text:p>
          </table:table-cell>
          <table:table-cell office:value-type="float" office:value="0.00453" calcext:value-type="float">
            <text:p>0,00453</text:p>
          </table:table-cell>
          <table:table-cell office:value-type="float" office:value="0.00531" calcext:value-type="float">
            <text:p>0,00531</text:p>
          </table:table-cell>
          <table:table-cell office:value-type="float" office:value="0.85059" calcext:value-type="float">
            <text:p>0,85059</text:p>
          </table:table-cell>
          <table:table-cell office:value-type="float" office:value="0.00655" calcext:value-type="float">
            <text:p>0,00655</text:p>
          </table:table-cell>
          <table:table-cell/>
          <table:table-cell office:value-type="float" office:value="0.00734" calcext:value-type="float">
            <text:p>0,0073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4.59212" calcext:value-type="float">
            <text:p>4,59212</text:p>
          </table:table-cell>
          <table:table-cell office:value-type="float" office:value="0.00484" calcext:value-type="float">
            <text:p>0,00484</text:p>
          </table:table-cell>
          <table:table-cell office:value-type="float" office:value="0.00562" calcext:value-type="float">
            <text:p>0,00562</text:p>
          </table:table-cell>
          <table:table-cell office:value-type="float" office:value="1.07865" calcext:value-type="float">
            <text:p>1,07865</text:p>
          </table:table-cell>
          <table:table-cell office:value-type="float" office:value="0.00718" calcext:value-type="float">
            <text:p>0,00718</text:p>
          </table:table-cell>
          <table:table-cell/>
          <table:table-cell office:value-type="float" office:value="0.00812" calcext:value-type="float">
            <text:p>0,0081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5.68961" calcext:value-type="float">
            <text:p>5,68961</text:p>
          </table:table-cell>
          <table:table-cell office:value-type="float" office:value="0.00515" calcext:value-type="float">
            <text:p>0,00515</text:p>
          </table:table-cell>
          <table:table-cell office:value-type="float" office:value="0.00671" calcext:value-type="float">
            <text:p>0,00671</text:p>
          </table:table-cell>
          <table:table-cell office:value-type="float" office:value="1.33672" calcext:value-type="float">
            <text:p>1,33672</text:p>
          </table:table-cell>
          <table:table-cell office:value-type="float" office:value="0.00873" calcext:value-type="float">
            <text:p>0,00873</text:p>
          </table:table-cell>
          <table:table-cell/>
          <table:table-cell office:value-type="float" office:value="0.00921" calcext:value-type="float">
            <text:p>0,0092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6.92805" calcext:value-type="float">
            <text:p>6,92805</text:p>
          </table:table-cell>
          <table:table-cell office:value-type="float" office:value="0.00609" calcext:value-type="float">
            <text:p>0,00609</text:p>
          </table:table-cell>
          <table:table-cell office:value-type="float" office:value="0.00719" calcext:value-type="float">
            <text:p>0,00719</text:p>
          </table:table-cell>
          <table:table-cell office:value-type="float" office:value="1.63852" calcext:value-type="float">
            <text:p>1,63852</text:p>
          </table:table-cell>
          <table:table-cell office:value-type="float" office:value="0.00968" calcext:value-type="float">
            <text:p>0,00968</text:p>
          </table:table-cell>
          <table:table-cell/>
          <table:table-cell office:value-type="float" office:value="0.01032" calcext:value-type="float">
            <text:p>0,0103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8.27181" calcext:value-type="float">
            <text:p>8,27181</text:p>
          </table:table-cell>
          <table:table-cell office:value-type="float" office:value="0.00687" calcext:value-type="float">
            <text:p>0,00687</text:p>
          </table:table-cell>
          <table:table-cell office:value-type="float" office:value="0.00813" calcext:value-type="float">
            <text:p>0,00813</text:p>
          </table:table-cell>
          <table:table-cell office:value-type="float" office:value="1.92237" calcext:value-type="float">
            <text:p>1,92237</text:p>
          </table:table-cell>
          <table:table-cell office:value-type="float" office:value="0.01078" calcext:value-type="float">
            <text:p>0,01078</text:p>
          </table:table-cell>
          <table:table-cell/>
          <table:table-cell office:value-type="float" office:value="0.01124" calcext:value-type="float">
            <text:p>0,0112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9.72913" calcext:value-type="float">
            <text:p>9,72913</text:p>
          </table:table-cell>
          <table:table-cell office:value-type="float" office:value="0.75" calcext:value-type="float">
            <text:p>0,75</text:p>
          </table:table-cell>
          <table:table-cell office:value-type="float" office:value="0.00843" calcext:value-type="float">
            <text:p>0,00843</text:p>
          </table:table-cell>
          <table:table-cell office:value-type="float" office:value="2.25626" calcext:value-type="float">
            <text:p>2,25626</text:p>
          </table:table-cell>
          <table:table-cell office:value-type="float" office:value="0.01141" calcext:value-type="float">
            <text:p>0,01141</text:p>
          </table:table-cell>
          <table:table-cell/>
          <table:table-cell office:value-type="float" office:value="0.01234" calcext:value-type="float">
            <text:p>0,0123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0.00811" calcext:value-type="float">
            <text:p>0,00811</text:p>
          </table:table-cell>
          <table:table-cell office:value-type="float" office:value="0.00937" calcext:value-type="float">
            <text:p>0,00937</text:p>
          </table:table-cell>
          <table:table-cell office:value-type="float" office:value="2.61393" calcext:value-type="float">
            <text:p>2,61393</text:p>
          </table:table-cell>
          <table:table-cell office:value-type="float" office:value="0.1264" calcext:value-type="float">
            <text:p>0,1264</text:p>
          </table:table-cell>
          <table:table-cell/>
          <table:table-cell office:value-type="float" office:value="0.01297" calcext:value-type="float">
            <text:p>0,01297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.00874" calcext:value-type="float">
            <text:p>0,00874</text:p>
          </table:table-cell>
          <table:table-cell office:value-type="float" office:value="0.01047" calcext:value-type="float">
            <text:p>0,01047</text:p>
          </table:table-cell>
          <table:table-cell office:value-type="float" office:value="2.99742" calcext:value-type="float">
            <text:p>2,99742</text:p>
          </table:table-cell>
          <table:table-cell office:value-type="float" office:value="0.01344" calcext:value-type="float">
            <text:p>0,01344</text:p>
          </table:table-cell>
          <table:table-cell/>
          <table:table-cell office:value-type="float" office:value="0.01437" calcext:value-type="float">
            <text:p>0,0143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0092" calcext:value-type="float">
            <text:p>0,0092</text:p>
          </table:table-cell>
          <table:table-cell office:value-type="float" office:value="0.01093" calcext:value-type="float">
            <text:p>0,01093</text:p>
          </table:table-cell>
          <table:table-cell office:value-type="float" office:value="3.41295" calcext:value-type="float">
            <text:p>3,41295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0.015" calcext:value-type="float">
            <text:p>0,01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0.01015" calcext:value-type="float">
            <text:p>0,01015</text:p>
          </table:table-cell>
          <table:table-cell office:value-type="float" office:value="0.01172" calcext:value-type="float">
            <text:p>0,01172</text:p>
          </table:table-cell>
          <table:table-cell office:value-type="float" office:value="3.85649" calcext:value-type="float">
            <text:p>3,85649</text:p>
          </table:table-cell>
          <table:table-cell office:value-type="float" office:value="0.01564" calcext:value-type="float">
            <text:p>0,01564</text:p>
          </table:table-cell>
          <table:table-cell/>
          <table:table-cell office:value-type="float" office:value="0.01641" calcext:value-type="float">
            <text:p>0,0164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0.01061" calcext:value-type="float">
            <text:p>0,01061</text:p>
          </table:table-cell>
          <table:table-cell office:value-type="float" office:value="0.01233" calcext:value-type="float">
            <text:p>0,01233</text:p>
          </table:table-cell>
          <table:table-cell office:value-type="float" office:value="4.37695" calcext:value-type="float">
            <text:p>4,37695</text:p>
          </table:table-cell>
          <table:table-cell office:value-type="float" office:value="0.01686" calcext:value-type="float">
            <text:p>0,01686</text:p>
          </table:table-cell>
          <table:table-cell/>
          <table:table-cell office:value-type="float" office:value="0.01718" calcext:value-type="float">
            <text:p>0,0171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.71435" calcext:value-type="float">
            <text:p>20,71435</text:p>
          </table:table-cell>
          <table:table-cell/>
          <table:table-cell office:value-type="float" office:value="0.01139" calcext:value-type="float">
            <text:p>0,01139</text:p>
          </table:table-cell>
          <table:table-cell office:value-type="float" office:value="0.01328" calcext:value-type="float">
            <text:p>0,01328</text:p>
          </table:table-cell>
          <table:table-cell office:value-type="float" office:value="4.87867" calcext:value-type="float">
            <text:p>4,87867</text:p>
          </table:table-cell>
          <table:table-cell office:value-type="float" office:value="0.01797" calcext:value-type="float">
            <text:p>0,01797</text:p>
          </table:table-cell>
          <table:table-cell/>
          <table:table-cell office:value-type="float" office:value="0.0178" calcext:value-type="float">
            <text:p>0,017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.03341" calcext:value-type="float">
            <text:p>23,03341</text:p>
          </table:table-cell>
          <table:table-cell/>
          <table:table-cell office:value-type="float" office:value="0.01217" calcext:value-type="float">
            <text:p>0,01217</text:p>
          </table:table-cell>
          <table:table-cell office:value-type="float" office:value="0.01374" calcext:value-type="float">
            <text:p>0,01374</text:p>
          </table:table-cell>
          <table:table-cell/>
          <table:table-cell office:value-type="float" office:value="0.01906" calcext:value-type="float">
            <text:p>0,01906</text:p>
          </table:table-cell>
          <table:table-cell/>
          <table:table-cell office:value-type="float" office:value="0.01968" calcext:value-type="float">
            <text:p>0,0196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 style:data-style-name="N2" text:time-value="17:45:35.66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4:20:16.235000000</meta:creation-date>
    <dc:date>2024-10-29T18:59:03.266000000</dc:date>
    <meta:editing-duration>PT3H41M47S</meta:editing-duration>
    <meta:editing-cycles>12</meta:editing-cycles>
    <meta:generator>LibreOffice/7.6.4.1$Windows_X86_64 LibreOffice_project/e19e193f88cd6c0525a17fb7a176ed8e6a3e2aa1</meta:generator>
    <meta:document-statistic meta:table-count="1" meta:cell-count="158" meta:object-count="0"/>
  </office:meta>
</office:document-meta>
</file>